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14.82mm"/>
    </style:style>
    <style:style style:name="co4" style:family="table-column">
      <style:table-column-properties fo:break-before="auto" style:column-width="13.32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47.61mm"/>
    </style:style>
    <style:style style:name="co7" style:family="table-column">
      <style:table-column-properties fo:break-before="auto" style:column-width="14.6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4.71mm"/>
    </style:style>
    <style:style style:name="co10" style:family="table-column">
      <style:table-column-properties fo:break-before="auto" style:column-width="27.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8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3.34mm" fo:break-before="auto" style:use-optimal-row-height="true"/>
    </style:style>
    <style:style style:name="ro5" style:family="table-row">
      <style:table-row-properties style:row-height="9.86mm" fo:break-before="auto" style:use-optimal-row-height="true"/>
    </style:style>
    <style:style style:name="ro6" style:family="table-row">
      <style:table-row-properties style:row-height="12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.A2])" office:value-type="string" office:string-value="C'est un poulet" calcext:value-type="string">
            <text:p>C'est un poulet</text:p>
          </table:table-cell>
          <table:table-cell office:value-type="float" office:value="3" calcext:value-type="float">
            <text:p>3</text:p>
          </table:table-cell>
          <table:table-cell table:formula="of:=([.C2]) + RANDBETWEEN(1;3) * 2" office:value-type="float" office:value="5" calcext:value-type="float">
            <text:p>5</text:p>
          </table:table-cell>
          <table:table-cell table:formula="of:=ROUND(([.D2])/2)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.A3])" office:value-type="string" office:string-value="C'est un pomme" calcext:value-type="string">
            <text:p>C'est un pomme</text:p>
          </table:table-cell>
          <table:table-cell office:value-type="float" office:value="1" calcext:value-type="float">
            <text:p>1</text:p>
          </table:table-cell>
          <table:table-cell table:formula="of:=([.C3]) + RANDBETWEEN(1;3) * 2" office:value-type="float" office:value="3" calcext:value-type="float">
            <text:p>3</text:p>
          </table:table-cell>
          <table:table-cell table:formula="of:=ROUND(([.D3])/2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.A4])" office:value-type="string" office:string-value="C'est un thon" calcext:value-type="string">
            <text:p>C'est un thon</text:p>
          </table:table-cell>
          <table:table-cell office:value-type="float" office:value="2" calcext:value-type="float">
            <text:p>2</text:p>
          </table:table-cell>
          <table:table-cell table:formula="of:=([.C4]) + RANDBETWEEN(1;3) * 2" office:value-type="float" office:value="8" calcext:value-type="float">
            <text:p>8</text:p>
          </table:table-cell>
          <table:table-cell table:formula="of:=ROUND(([.D4])/2)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.A5])" office:value-type="string" office:string-value="C'est un hareng" calcext:value-type="string">
            <text:p>C'est un hareng</text:p>
          </table:table-cell>
          <table:table-cell office:value-type="float" office:value="1" calcext:value-type="float">
            <text:p>1</text:p>
          </table:table-cell>
          <table:table-cell table:formula="of:=([.C5]) + RANDBETWEEN(1;3) * 2" office:value-type="float" office:value="5" calcext:value-type="float">
            <text:p>5</text:p>
          </table:table-cell>
          <table:table-cell table:formula="of:=ROUND(([.D5])/2)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rceau de fromage</text:p>
          </table:table-cell>
          <table:table-cell table:formula="of:=T(&quot;C'est un &quot;) &amp; LOWER([.A6])" office:value-type="string" office:string-value="C'est un morceau de fromage" calcext:value-type="string">
            <text:p>C'est un morceau de fromage</text:p>
          </table:table-cell>
          <table:table-cell office:value-type="float" office:value="2" calcext:value-type="float">
            <text:p>2</text:p>
          </table:table-cell>
          <table:table-cell table:formula="of:=([.C6]) + RANDBETWEEN(1;3) * 2" office:value-type="float" office:value="6" calcext:value-type="float">
            <text:p>6</text:p>
          </table:table-cell>
          <table:table-cell table:formula="of:=ROUND(([.D6])/2)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out de pain</text:p>
          </table:table-cell>
          <table:table-cell table:formula="of:=T(&quot;C'est un &quot;) &amp; LOWER([.A7])" office:value-type="string" office:string-value="C'est un bout de pain" calcext:value-type="string">
            <text:p>C'est un bout de pain</text:p>
          </table:table-cell>
          <table:table-cell office:value-type="float" office:value="2" calcext:value-type="float">
            <text:p>2</text:p>
          </table:table-cell>
          <table:table-cell table:formula="of:=([.C7]) + RANDBETWEEN(1;3) * 2" office:value-type="float" office:value="4" calcext:value-type="float">
            <text:p>4</text:p>
          </table:table-cell>
          <table:table-cell table:formula="of:=ROUND(([.D7])/2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.A8])" office:value-type="string" office:string-value="C'est un sardine" calcext:value-type="string">
            <text:p>C'est un sardine</text:p>
          </table:table-cell>
          <table:table-cell office:value-type="float" office:value="1" calcext:value-type="float">
            <text:p>1</text:p>
          </table:table-cell>
          <table:table-cell table:formula="of:=([.C8]) + RANDBETWEEN(1;3) * 2" office:value-type="float" office:value="5" calcext:value-type="float">
            <text:p>5</text:p>
          </table:table-cell>
          <table:table-cell table:formula="of:=ROUND(([.D8])/2)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ix</text:p>
          </table:table-cell>
          <table:table-cell table:formula="of:=T(&quot;C'est un &quot;) &amp; LOWER([.A9])" office:value-type="string" office:string-value="C'est un noix" calcext:value-type="string">
            <text:p>C'est un noix</text:p>
          </table:table-cell>
          <table:table-cell office:value-type="float" office:value="1" calcext:value-type="float">
            <text:p>1</text:p>
          </table:table-cell>
          <table:table-cell table:formula="of:=([.C9]) + RANDBETWEEN(1;3) * 2" office:value-type="float" office:value="3" calcext:value-type="float">
            <text:p>3</text:p>
          </table:table-cell>
          <table:table-cell table:formula="of:=ROUND(([.D9])/2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cahuètes</text:p>
          </table:table-cell>
          <table:table-cell table:formula="of:=T(&quot;C'est un &quot;) &amp; LOWER([.A10])" office:value-type="string" office:string-value="C'est un cacahuètes" calcext:value-type="string">
            <text:p>C'est un cacahuètes</text:p>
          </table:table-cell>
          <table:table-cell office:value-type="float" office:value="1" calcext:value-type="float">
            <text:p>1</text:p>
          </table:table-cell>
          <table:table-cell table:formula="of:=([.C10]) + RANDBETWEEN(1;3) * 2" office:value-type="float" office:value="3" calcext:value-type="float">
            <text:p>3</text:p>
          </table:table-cell>
          <table:table-cell table:formula="of:=ROUND(([.D10])/2)" office:value-type="float" office:value="2" calcext:value-type="float">
            <text:p>2</text:p>
          </table:table-cell>
          <table:table-cell table:number-columns-repeated="4"/>
        </table:table-row>
      </table:table>
      <table:table table:name="Armes" table:style-name="ta1">
        <table:table-column table:style-name="co9" table:default-cell-style-name="ce2"/>
        <table:table-column table:style-name="co10" table:default-cell-style-name="ce4"/>
        <table:table-column table:style-name="co8" table:default-cell-style-name="ce6"/>
        <table:table-column table:style-name="co8" table:default-cell-style-name="ce8"/>
        <table:table-column table:style-name="co8" table:default-cell-style-name="ce10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Petite épée</text:p>
          </table:table-cell>
          <table:table-cell table:formula="of:=T(&quot;C'est un &quot;) &amp; LOWER([.A2])" office:value-type="string" office:string-value="C'est un petite épée" calcext:value-type="string">
            <text:p>C'est un petite épée</text:p>
          </table:table-cell>
          <table:table-cell office:value-type="float" office:value="2" calcext:value-type="float">
            <text:p>2</text:p>
          </table:table-cell>
          <table:table-cell table:formula="of:=([.C2]*10) + RANDBETWEEN(0;7) *2" office:value-type="float" office:value="20" calcext:value-type="float">
            <text:p>20</text:p>
          </table:table-cell>
          <table:table-cell table:formula="of:=ROUND(([.D2])/2)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Grande épée en acier</text:p>
          </table:table-cell>
          <table:table-cell table:formula="of:=T(&quot;C'est un &quot;) &amp; LOWER([.A3])" office:value-type="string" office:string-value="C'est un grande épée en acier" calcext:value-type="string">
            <text:p>C'est un grande épée en acier</text:p>
          </table:table-cell>
          <table:table-cell office:value-type="float" office:value="4" calcext:value-type="float">
            <text:p>4</text:p>
          </table:table-cell>
          <table:table-cell table:formula="of:=([.C3]*10) + RANDBETWEEN(0;7) *2" office:value-type="float" office:value="42" calcext:value-type="float">
            <text:p>42</text:p>
          </table:table-cell>
          <table:table-cell table:formula="of:=ROUND(([.D3])/2)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pée rouillée</text:p>
          </table:table-cell>
          <table:table-cell table:formula="of:=T(&quot;C'est un &quot;) &amp; LOWER([.A4])" office:value-type="string" office:string-value="C'est un epée rouillée" calcext:value-type="string">
            <text:p>C'est un epée rouillée</text:p>
          </table:table-cell>
          <table:table-cell office:value-type="float" office:value="1" calcext:value-type="float">
            <text:p>1</text:p>
          </table:table-cell>
          <table:table-cell table:formula="of:=([.C4]*10) + RANDBETWEEN(0;7) *2" office:value-type="float" office:value="22" calcext:value-type="float">
            <text:p>22</text:p>
          </table:table-cell>
          <table:table-cell table:formula="of:=ROUND(([.D4])/2)"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Pioche de mineur</text:p>
          </table:table-cell>
          <table:table-cell table:formula="of:=T(&quot;C'est un &quot;) &amp; LOWER([.A5])" office:value-type="string" office:string-value="C'est un pioche de mineur" calcext:value-type="string">
            <text:p>C'est un pioche de mineur</text:p>
          </table:table-cell>
          <table:table-cell office:value-type="float" office:value="3" calcext:value-type="float">
            <text:p>3</text:p>
          </table:table-cell>
          <table:table-cell table:formula="of:=([.C5]*10) + RANDBETWEEN(0;7) *2" office:value-type="float" office:value="42" calcext:value-type="float">
            <text:p>42</text:p>
          </table:table-cell>
          <table:table-cell table:formula="of:=ROUND(([.D5])/2)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Claymore</text:p>
          </table:table-cell>
          <table:table-cell table:formula="of:=T(&quot;C'est un &quot;) &amp; LOWER([.A6])" office:value-type="string" office:string-value="C'est un claymore" calcext:value-type="string">
            <text:p>C'est un claymore</text:p>
          </table:table-cell>
          <table:table-cell office:value-type="float" office:value="3" calcext:value-type="float">
            <text:p>3</text:p>
          </table:table-cell>
          <table:table-cell table:formula="of:=([.C6]*10) + RANDBETWEEN(0;7) *2" office:value-type="float" office:value="36" calcext:value-type="float">
            <text:p>36</text:p>
          </table:table-cell>
          <table:table-cell table:formula="of:=ROUND(([.D6])/2)" office:value-type="float" office:value="18" calcext:value-type="float">
            <text:p>18</text:p>
          </table:table-cell>
        </table:table-row>
        <table:table-row table:style-name="ro4">
          <table:table-cell office:value-type="string" calcext:value-type="string">
            <text:p>Longue Rapière</text:p>
          </table:table-cell>
          <table:table-cell table:formula="of:=T(&quot;C'est un &quot;) &amp; LOWER([.A7])" office:value-type="string" office:string-value="C'est un longue rapière" calcext:value-type="string">
            <text:p>C'est un longue rapière</text:p>
          </table:table-cell>
          <table:table-cell office:value-type="float" office:value="3" calcext:value-type="float">
            <text:p>3</text:p>
          </table:table-cell>
          <table:table-cell table:formula="of:=([.C7]*10) + RANDBETWEEN(0;7) *2" office:value-type="float" office:value="40" calcext:value-type="float">
            <text:p>40</text:p>
          </table:table-cell>
          <table:table-cell table:formula="of:=ROUND(([.D7])/2)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Dague cassée</text:p>
          </table:table-cell>
          <table:table-cell table:formula="of:=T(&quot;C'est un &quot;) &amp; LOWER([.A8])" office:value-type="string" office:string-value="C'est un dague cassée" calcext:value-type="string">
            <text:p>C'est un dague cassée</text:p>
          </table:table-cell>
          <table:table-cell office:value-type="float" office:value="1" calcext:value-type="float">
            <text:p>1</text:p>
          </table:table-cell>
          <table:table-cell table:formula="of:=([.C8]*10) + RANDBETWEEN(0;7) *2" office:value-type="float" office:value="18" calcext:value-type="float">
            <text:p>18</text:p>
          </table:table-cell>
          <table:table-cell table:formula="of:=ROUND(([.D8])/2)"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Dague en acier</text:p>
          </table:table-cell>
          <table:table-cell table:formula="of:=T(&quot;C'est un &quot;) &amp; LOWER([.A9])" office:value-type="string" office:string-value="C'est un dague en acier" calcext:value-type="string">
            <text:p>C'est un dague en acier</text:p>
          </table:table-cell>
          <table:table-cell office:value-type="float" office:value="2" calcext:value-type="float">
            <text:p>2</text:p>
          </table:table-cell>
          <table:table-cell table:formula="of:=([.C9]*10) + RANDBETWEEN(0;7) *2" office:value-type="float" office:value="24" calcext:value-type="float">
            <text:p>24</text:p>
          </table:table-cell>
          <table:table-cell table:formula="of:=ROUND(([.D9])/2)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Cimeterre</text:p>
          </table:table-cell>
          <table:table-cell table:formula="of:=T(&quot;C'est un &quot;) &amp; LOWER([.A10])" office:value-type="string" office:string-value="C'est un cimeterre" calcext:value-type="string">
            <text:p>C'est un cimeterre</text:p>
          </table:table-cell>
          <table:table-cell office:value-type="float" office:value="3" calcext:value-type="float">
            <text:p>3</text:p>
          </table:table-cell>
          <table:table-cell table:formula="of:=([.C10]*10) + RANDBETWEEN(0;7) *2" office:value-type="float" office:value="32" calcext:value-type="float">
            <text:p>32</text:p>
          </table:table-cell>
          <table:table-cell table:formula="of:=ROUND(([.D10])/2)"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Matraque en bois</text:p>
          </table:table-cell>
          <table:table-cell table:formula="of:=T(&quot;C'est un &quot;) &amp; LOWER([.A11])" office:value-type="string" office:string-value="C'est un matraque en bois" calcext:value-type="string">
            <text:p>C'est un matraque en bois</text:p>
          </table:table-cell>
          <table:table-cell office:value-type="float" office:value="1" calcext:value-type="float">
            <text:p>1</text:p>
          </table:table-cell>
          <table:table-cell table:formula="of:=([.C11]*10) + RANDBETWEEN(0;7) *2" office:value-type="float" office:value="24" calcext:value-type="float">
            <text:p>24</text:p>
          </table:table-cell>
          <table:table-cell table:formula="of:=ROUND(([.D11])/2)"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Matraque en fer</text:p>
          </table:table-cell>
          <table:table-cell table:formula="of:=T(&quot;C'est un &quot;) &amp; LOWER([.A12])" office:value-type="string" office:string-value="C'est un matraque en fer" calcext:value-type="string">
            <text:p>C'est un matraque en fer</text:p>
          </table:table-cell>
          <table:table-cell office:value-type="float" office:value="2" calcext:value-type="float">
            <text:p>2</text:p>
          </table:table-cell>
          <table:table-cell table:formula="of:=([.C12]*10) + RANDBETWEEN(0;7) *2" office:value-type="float" office:value="26" calcext:value-type="float">
            <text:p>26</text:p>
          </table:table-cell>
          <table:table-cell table:formula="of:=ROUND(([.D12])/2)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Machette</text:p>
          </table:table-cell>
          <table:table-cell table:formula="of:=T(&quot;C'est un &quot;) &amp; LOWER([.A13])" office:value-type="string" office:string-value="C'est un machette" calcext:value-type="string">
            <text:p>C'est un machette</text:p>
          </table:table-cell>
          <table:table-cell office:value-type="float" office:value="2" calcext:value-type="float">
            <text:p>2</text:p>
          </table:table-cell>
          <table:table-cell table:formula="of:=([.C13]*10) + RANDBETWEEN(0;7) *2" office:value-type="float" office:value="30" calcext:value-type="float">
            <text:p>30</text:p>
          </table:table-cell>
          <table:table-cell table:formula="of:=ROUND(([.D13])/2)"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Massue de pierre</text:p>
          </table:table-cell>
          <table:table-cell table:formula="of:=T(&quot;C'est un &quot;) &amp; LOWER([.A14])" office:value-type="string" office:string-value="C'est un massue de pierre" calcext:value-type="string">
            <text:p>C'est un massue de pierre</text:p>
          </table:table-cell>
          <table:table-cell office:value-type="float" office:value="3" calcext:value-type="float">
            <text:p>3</text:p>
          </table:table-cell>
          <table:table-cell table:formula="of:=([.C14]*10) + RANDBETWEEN(0;7) *2" office:value-type="float" office:value="36" calcext:value-type="float">
            <text:p>36</text:p>
          </table:table-cell>
          <table:table-cell table:formula="of:=ROUND(([.D14])/2)" office:value-type="float" office:value="18" calcext:value-type="float">
            <text:p>18</text:p>
          </table:table-cell>
        </table:table-row>
        <table:table-row table:style-name="ro4">
          <table:table-cell office:value-type="string" calcext:value-type="string">
            <text:p>Etoile du matin</text:p>
          </table:table-cell>
          <table:table-cell table:formula="of:=T(&quot;C'est un &quot;) &amp; LOWER([.A15])" office:value-type="string" office:string-value="C'est un etoile du matin" calcext:value-type="string">
            <text:p>C'est un etoile du matin</text:p>
          </table:table-cell>
          <table:table-cell office:value-type="float" office:value="4" calcext:value-type="float">
            <text:p>4</text:p>
          </table:table-cell>
          <table:table-cell table:formula="of:=([.C15]*10) + RANDBETWEEN(0;7) *2" office:value-type="float" office:value="42" calcext:value-type="float">
            <text:p>42</text:p>
          </table:table-cell>
          <table:table-cell table:formula="of:=ROUND(([.D15])/2)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Fouet</text:p>
          </table:table-cell>
          <table:table-cell table:formula="of:=T(&quot;C'est un &quot;) &amp; LOWER([.A16])" office:value-type="string" office:string-value="C'est un fouet" calcext:value-type="string">
            <text:p>C'est un fouet</text:p>
          </table:table-cell>
          <table:table-cell office:value-type="float" office:value="2" calcext:value-type="float">
            <text:p>2</text:p>
          </table:table-cell>
          <table:table-cell table:formula="of:=([.C16]*10) + RANDBETWEEN(0;7) *2" office:value-type="float" office:value="30" calcext:value-type="float">
            <text:p>30</text:p>
          </table:table-cell>
          <table:table-cell table:formula="of:=ROUND(([.D16])/2)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Lance rouillée</text:p>
          </table:table-cell>
          <table:table-cell table:formula="of:=T(&quot;C'est un &quot;) &amp; LOWER([.A17])" office:value-type="string" office:string-value="C'est un lance rouillée" calcext:value-type="string">
            <text:p>C'est un lance rouillée</text:p>
          </table:table-cell>
          <table:table-cell office:value-type="float" office:value="2" calcext:value-type="float">
            <text:p>2</text:p>
          </table:table-cell>
          <table:table-cell table:formula="of:=([.C17]*10) + RANDBETWEEN(0;7) *2" office:value-type="float" office:value="20" calcext:value-type="float">
            <text:p>20</text:p>
          </table:table-cell>
          <table:table-cell table:formula="of:=ROUND(([.D17])/2)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Lance en acier</text:p>
          </table:table-cell>
          <table:table-cell table:formula="of:=T(&quot;C'est un &quot;) &amp; LOWER([.A18])" office:value-type="string" office:string-value="C'est un lance en acier" calcext:value-type="string">
            <text:p>C'est un lance en acier</text:p>
          </table:table-cell>
          <table:table-cell office:value-type="float" office:value="3" calcext:value-type="float">
            <text:p>3</text:p>
          </table:table-cell>
          <table:table-cell table:formula="of:=([.C18]*10) + RANDBETWEEN(0;7) *2" office:value-type="float" office:value="36" calcext:value-type="float">
            <text:p>36</text:p>
          </table:table-cell>
          <table:table-cell table:formula="of:=ROUND(([.D18])/2)" office:value-type="float" office:value="18" calcext:value-type="float">
            <text:p>18</text:p>
          </table:table-cell>
        </table:table-row>
        <table:table-row table:style-name="ro4">
          <table:table-cell office:value-type="string" calcext:value-type="string">
            <text:p>Grand Marteau</text:p>
          </table:table-cell>
          <table:table-cell table:formula="of:=T(&quot;C'est un &quot;) &amp; LOWER([.A19])" office:value-type="string" office:string-value="C'est un grand marteau" calcext:value-type="string">
            <text:p>C'est un grand marteau</text:p>
          </table:table-cell>
          <table:table-cell office:value-type="float" office:value="4" calcext:value-type="float">
            <text:p>4</text:p>
          </table:table-cell>
          <table:table-cell table:formula="of:=([.C19]*10) + RANDBETWEEN(0;7) *2" office:value-type="float" office:value="50" calcext:value-type="float">
            <text:p>50</text:p>
          </table:table-cell>
          <table:table-cell table:formula="of:=ROUND(([.D19])/2)" office:value-type="float" office:value="25" calcext:value-type="float">
            <text:p>25</text:p>
          </table:table-cell>
        </table:table-row>
        <table:table-row table:style-name="ro4">
          <table:table-cell office:value-type="string" calcext:value-type="string">
            <text:p>Epée de Barbe rouge</text:p>
          </table:table-cell>
          <table:table-cell table:formula="of:=T(&quot;C'est un &quot;) &amp; LOWER([.A20])" office:value-type="string" office:string-value="C'est un epée de barbe rouge" calcext:value-type="string">
            <text:p>C'est un epée de barbe rouge</text:p>
          </table:table-cell>
          <table:table-cell office:value-type="float" office:value="5" calcext:value-type="float">
            <text:p>5</text:p>
          </table:table-cell>
          <table:table-cell table:formula="of:=([.C20]*10) + RANDBETWEEN(0;7) *2" office:value-type="float" office:value="64" calcext:value-type="float">
            <text:p>64</text:p>
          </table:table-cell>
          <table:table-cell table:formula="of:=ROUND(([.D20])/2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Marteau du roi Pirate</text:p>
          </table:table-cell>
          <table:table-cell table:formula="of:=T(&quot;C'est un &quot;) &amp; LOWER([.A21])" office:value-type="string" office:string-value="C'est un marteau du roi pirate" calcext:value-type="string">
            <text:p>C'est un marteau du roi pirate</text:p>
          </table:table-cell>
          <table:table-cell office:value-type="float" office:value="5" calcext:value-type="float">
            <text:p>5</text:p>
          </table:table-cell>
          <table:table-cell table:formula="of:=([.C21]*10) + RANDBETWEEN(0;7) *2" office:value-type="float" office:value="50" calcext:value-type="float">
            <text:p>50</text:p>
          </table:table-cell>
          <table:table-cell table:formula="of:=ROUND(([.D21])/2)" office:value-type="float" office:value="25" calcext:value-type="float">
            <text:p>25</text:p>
          </table:table-cell>
        </table:table-row>
      </table:table>
      <table:table table:name="Vêtement" table:style-name="ta1">
        <table:table-column table:style-name="co9" table:default-cell-style-name="ce2"/>
        <table:table-column table:style-name="co8" table:default-cell-style-name="ce4"/>
        <table:table-column table:style-name="co8" table:default-cell-style-name="ce6"/>
        <table:table-column table:style-name="co8" table:default-cell-style-name="ce8"/>
        <table:table-column table:style-name="co8" table:default-cell-style-name="ce10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</table:table-row>
        <table:table-row table:style-name="ro4">
          <table:table-cell office:value-type="string" calcext:value-type="string">
            <text:p>Plastron de cuir</text:p>
          </table:table-cell>
          <table:table-cell table:formula="of:=T(&quot;C'est un &quot;) &amp; LOWER([.A2])" office:value-type="string" office:string-value="C'est un plastron de cuir" calcext:value-type="string">
            <text:p>C'est un plastron de cuir</text:p>
          </table:table-cell>
          <table:table-cell office:value-type="float" office:value="2" calcext:value-type="float">
            <text:p>2</text:p>
          </table:table-cell>
          <table:table-cell table:formula="of:=([.C2]*10) + RANDBETWEEN(0;7) *2" office:value-type="float" office:value="26" calcext:value-type="float">
            <text:p>26</text:p>
          </table:table-cell>
          <table:table-cell table:formula="of:=ROUND(([.D2])/2)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Salopette</text:p>
          </table:table-cell>
          <table:table-cell table:formula="of:=T(&quot;C'est un &quot;) &amp; LOWER([.A3])" office:value-type="string" office:string-value="C'est un salopette" calcext:value-type="string">
            <text:p>C'est un salopette</text:p>
          </table:table-cell>
          <table:table-cell office:value-type="float" office:value="1" calcext:value-type="float">
            <text:p>1</text:p>
          </table:table-cell>
          <table:table-cell table:formula="of:=([.C3]*10) + RANDBETWEEN(0;7) *2" office:value-type="float" office:value="12" calcext:value-type="float">
            <text:p>12</text:p>
          </table:table-cell>
          <table:table-cell table:formula="of:=ROUND(([.D3])/2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Bout de tissu</text:p>
          </table:table-cell>
          <table:table-cell table:formula="of:=T(&quot;C'est un &quot;) &amp; LOWER([.A4])" office:value-type="string" office:string-value="C'est un bout de tissu" calcext:value-type="string">
            <text:p>C'est un bout de tissu</text:p>
          </table:table-cell>
          <table:table-cell office:value-type="float" office:value="1" calcext:value-type="float">
            <text:p>1</text:p>
          </table:table-cell>
          <table:table-cell table:formula="of:=([.C4]*10) + RANDBETWEEN(0;7) *2" office:value-type="float" office:value="14" calcext:value-type="float">
            <text:p>14</text:p>
          </table:table-cell>
          <table:table-cell table:formula="of:=ROUND(([.D4])/2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paulières</text:p>
          </table:table-cell>
          <table:table-cell table:formula="of:=T(&quot;C'est un &quot;) &amp; LOWER([.A5])" office:value-type="string" office:string-value="C'est un epaulières" calcext:value-type="string">
            <text:p>C'est un epaulières</text:p>
          </table:table-cell>
          <table:table-cell office:value-type="float" office:value="2" calcext:value-type="float">
            <text:p>2</text:p>
          </table:table-cell>
          <table:table-cell table:formula="of:=([.C5]*10) + RANDBETWEEN(0;7) *2" office:value-type="float" office:value="32" calcext:value-type="float">
            <text:p>32</text:p>
          </table:table-cell>
          <table:table-cell table:formula="of:=ROUND(([.D5])/2)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Marcel</text:p>
          </table:table-cell>
          <table:table-cell table:formula="of:=T(&quot;C'est un &quot;) &amp; LOWER([.A6])" office:value-type="string" office:string-value="C'est un marcel" calcext:value-type="string">
            <text:p>C'est un marcel</text:p>
          </table:table-cell>
          <table:table-cell office:value-type="float" office:value="1" calcext:value-type="float">
            <text:p>1</text:p>
          </table:table-cell>
          <table:table-cell table:formula="of:=([.C6]*10) + RANDBETWEEN(0;7) *2" office:value-type="float" office:value="18" calcext:value-type="float">
            <text:p>18</text:p>
          </table:table-cell>
          <table:table-cell table:formula="of:=ROUND(([.D6])/2)"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Tenue d'officier</text:p>
          </table:table-cell>
          <table:table-cell table:formula="of:=T(&quot;C'est un &quot;) &amp; LOWER([.A7])" office:value-type="string" office:string-value="C'est un tenue d'officier" calcext:value-type="string">
            <text:p>C'est un tenue d'officier</text:p>
          </table:table-cell>
          <table:table-cell office:value-type="float" office:value="3" calcext:value-type="float">
            <text:p>3</text:p>
          </table:table-cell>
          <table:table-cell table:formula="of:=([.C7]*10) + RANDBETWEEN(0;7) *2" office:value-type="float" office:value="38" calcext:value-type="float">
            <text:p>38</text:p>
          </table:table-cell>
          <table:table-cell table:formula="of:=ROUND(([.D7])/2)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Toge en tissu</text:p>
          </table:table-cell>
          <table:table-cell table:formula="of:=T(&quot;C'est un &quot;) &amp; LOWER([.A8])" office:value-type="string" office:string-value="C'est un toge en tissu" calcext:value-type="string">
            <text:p>C'est un toge en tissu</text:p>
          </table:table-cell>
          <table:table-cell office:value-type="float" office:value="1" calcext:value-type="float">
            <text:p>1</text:p>
          </table:table-cell>
          <table:table-cell table:formula="of:=([.C8]*10) + RANDBETWEEN(0;7) *2" office:value-type="float" office:value="20" calcext:value-type="float">
            <text:p>20</text:p>
          </table:table-cell>
          <table:table-cell table:formula="of:=ROUND(([.D8])/2)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Habit de mineur</text:p>
          </table:table-cell>
          <table:table-cell table:formula="of:=T(&quot;C'est un &quot;) &amp; LOWER([.A9])" office:value-type="string" office:string-value="C'est un habit de mineur" calcext:value-type="string">
            <text:p>C'est un habit de mineur</text:p>
          </table:table-cell>
          <table:table-cell office:value-type="float" office:value="2" calcext:value-type="float">
            <text:p>2</text:p>
          </table:table-cell>
          <table:table-cell table:formula="of:=([.C9]*10) + RANDBETWEEN(0;7) *2" office:value-type="float" office:value="24" calcext:value-type="float">
            <text:p>24</text:p>
          </table:table-cell>
          <table:table-cell table:formula="of:=ROUND(([.D9])/2)"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Habit de bandit</text:p>
          </table:table-cell>
          <table:table-cell table:formula="of:=T(&quot;C'est un &quot;) &amp; LOWER([.A10])" office:value-type="string" office:string-value="C'est un habit de bandit" calcext:value-type="string">
            <text:p>C'est un habit de bandit</text:p>
          </table:table-cell>
          <table:table-cell office:value-type="float" office:value="3" calcext:value-type="float">
            <text:p>3</text:p>
          </table:table-cell>
          <table:table-cell table:formula="of:=([.C10]*10) + RANDBETWEEN(0;7) *2" office:value-type="float" office:value="36" calcext:value-type="float">
            <text:p>36</text:p>
          </table:table-cell>
          <table:table-cell table:formula="of:=ROUND(([.D10])/2)" office:value-type="float" office:value="18" calcext:value-type="float">
            <text:p>18</text:p>
          </table:table-cell>
        </table:table-row>
        <table:table-row table:style-name="ro4">
          <table:table-cell office:value-type="string" calcext:value-type="string">
            <text:p>Armure en acier</text:p>
          </table:table-cell>
          <table:table-cell table:formula="of:=T(&quot;C'est un &quot;) &amp; LOWER([.A11])" office:value-type="string" office:string-value="C'est un armure en acier" calcext:value-type="string">
            <text:p>C'est un armure en acier</text:p>
          </table:table-cell>
          <table:table-cell office:value-type="float" office:value="4" calcext:value-type="float">
            <text:p>4</text:p>
          </table:table-cell>
          <table:table-cell table:formula="of:=([.C11]*10) + RANDBETWEEN(0;7) *2" office:value-type="float" office:value="44" calcext:value-type="float">
            <text:p>44</text:p>
          </table:table-cell>
          <table:table-cell table:formula="of:=ROUND(([.D11])/2)" office:value-type="float" office:value="22" calcext:value-type="float">
            <text:p>22</text:p>
          </table:table-cell>
        </table:table-row>
        <table:table-row table:style-name="ro4">
          <table:table-cell office:value-type="string" calcext:value-type="string">
            <text:p>Plastron de fer</text:p>
          </table:table-cell>
          <table:table-cell table:formula="of:=T(&quot;C'est un &quot;) &amp; LOWER([.A12])" office:value-type="string" office:string-value="C'est un plastron de fer" calcext:value-type="string">
            <text:p>C'est un plastron de fer</text:p>
          </table:table-cell>
          <table:table-cell office:value-type="float" office:value="4" calcext:value-type="float">
            <text:p>4</text:p>
          </table:table-cell>
          <table:table-cell table:formula="of:=([.C12]*10) + RANDBETWEEN(0;7) *2" office:value-type="float" office:value="52" calcext:value-type="float">
            <text:p>52</text:p>
          </table:table-cell>
          <table:table-cell table:formula="of:=ROUND(([.D12])/2)" office:value-type="float" office:value="26" calcext:value-type="float">
            <text:p>26</text:p>
          </table:table-cell>
        </table:table-row>
        <table:table-row table:style-name="ro4">
          <table:table-cell office:value-type="string" calcext:value-type="string">
            <text:p>Haut de paysan</text:p>
          </table:table-cell>
          <table:table-cell table:formula="of:=T(&quot;C'est un &quot;) &amp; LOWER([.A13])" office:value-type="string" office:string-value="C'est un haut de paysan" calcext:value-type="string">
            <text:p>C'est un haut de paysan</text:p>
          </table:table-cell>
          <table:table-cell office:value-type="float" office:value="1" calcext:value-type="float">
            <text:p>1</text:p>
          </table:table-cell>
          <table:table-cell table:formula="of:=([.C13]*10) + RANDBETWEEN(0;7) *2" office:value-type="float" office:value="12" calcext:value-type="float">
            <text:p>12</text:p>
          </table:table-cell>
          <table:table-cell table:formula="of:=ROUND(([.D13])/2)"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Armure du roi Pirate</text:p>
          </table:table-cell>
          <table:table-cell table:formula="of:=T(&quot;C'est un &quot;) &amp; LOWER([.A14])" office:value-type="string" office:string-value="C'est un armure du roi pirate" calcext:value-type="string">
            <text:p>C'est un armure du roi pirate</text:p>
          </table:table-cell>
          <table:table-cell office:value-type="float" office:value="5" calcext:value-type="float">
            <text:p>5</text:p>
          </table:table-cell>
          <table:table-cell table:formula="of:=([.C14]*10) + RANDBETWEEN(0;7) *2" office:value-type="float" office:value="58" calcext:value-type="float">
            <text:p>58</text:p>
          </table:table-cell>
          <table:table-cell table:formula="of:=ROUND(([.D14])/2)" office:value-type="float" office:value="29" calcext:value-type="float">
            <text:p>29</text:p>
          </table:table-cell>
        </table:table-row>
      </table:table>
      <table:table table:name="Chaussures" table:style-name="ta1">
        <table:table-column table:style-name="co9" table:default-cell-style-name="ce2"/>
        <table:table-column table:style-name="co8" table:default-cell-style-name="ce4"/>
        <table:table-column table:style-name="co8" table:default-cell-style-name="ce6"/>
        <table:table-column table:style-name="co8" table:default-cell-style-name="ce8"/>
        <table:table-column table:style-name="co8" table:default-cell-style-name="ce10"/>
        <table:table-row table:style-name="ro1">
          <table:table-cell table:style-name="ce1" office:value-type="string" calcext:value-type="string">
            <text:p>Chaussure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</table:table-row>
        <table:table-row table:style-name="ro4">
          <table:table-cell office:value-type="string" calcext:value-type="string">
            <text:p>Chaussures de cuir</text:p>
          </table:table-cell>
          <table:table-cell table:formula="of:=T(&quot;C'est un &quot;) &amp; LOWER([.A2])" office:value-type="string" office:string-value="C'est un chaussures de cuir" calcext:value-type="string">
            <text:p>C'est un chaussures de cuir</text:p>
          </table:table-cell>
          <table:table-cell office:value-type="float" office:value="2" calcext:value-type="float">
            <text:p>2</text:p>
          </table:table-cell>
          <table:table-cell table:formula="of:=([.X2]*10) + RANDBETWEEN(1;7) *2" office:value-type="float" office:value="14" calcext:value-type="float">
            <text:p>14</text:p>
          </table:table-cell>
          <table:table-cell table:formula="of:=ROUND(([.D2])/2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andales</text:p>
          </table:table-cell>
          <table:table-cell table:formula="of:=T(&quot;C'est un &quot;) &amp; LOWER([.A3])" office:value-type="string" office:string-value="C'est un sandales" calcext:value-type="string">
            <text:p>C'est un sandales</text:p>
          </table:table-cell>
          <table:table-cell office:value-type="float" office:value="1" calcext:value-type="float">
            <text:p>1</text:p>
          </table:table-cell>
          <table:table-cell table:formula="of:=([.X3]*10) + RANDBETWEEN(1;7) *2" office:value-type="float" office:value="2" calcext:value-type="float">
            <text:p>2</text:p>
          </table:table-cell>
          <table:table-cell table:formula="of:=ROUND(([.D3])/2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haussures usées</text:p>
          </table:table-cell>
          <table:table-cell table:formula="of:=T(&quot;C'est un &quot;) &amp; LOWER([.A4])" office:value-type="string" office:string-value="C'est un chaussures usées" calcext:value-type="string">
            <text:p>C'est un chaussures usées</text:p>
          </table:table-cell>
          <table:table-cell office:value-type="float" office:value="1" calcext:value-type="float">
            <text:p>1</text:p>
          </table:table-cell>
          <table:table-cell table:formula="of:=([.X4]*10) + RANDBETWEEN(1;7) *2" office:value-type="float" office:value="12" calcext:value-type="float">
            <text:p>12</text:p>
          </table:table-cell>
          <table:table-cell table:formula="of:=ROUND(([.D4])/2)"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Bottes de marin</text:p>
          </table:table-cell>
          <table:table-cell table:formula="of:=T(&quot;C'est un &quot;) &amp; LOWER([.A5])" office:value-type="string" office:string-value="C'est un bottes de marin" calcext:value-type="string">
            <text:p>C'est un bottes de marin</text:p>
          </table:table-cell>
          <table:table-cell office:value-type="float" office:value="2" calcext:value-type="float">
            <text:p>2</text:p>
          </table:table-cell>
          <table:table-cell table:formula="of:=([.X5]*10) + RANDBETWEEN(1;7) *2" office:value-type="float" office:value="14" calcext:value-type="float">
            <text:p>14</text:p>
          </table:table-cell>
          <table:table-cell table:formula="of:=ROUND(([.D5])/2)"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Jambières de fer</text:p>
          </table:table-cell>
          <table:table-cell table:formula="of:=T(&quot;C'est un &quot;) &amp; LOWER([.A6])" office:value-type="string" office:string-value="C'est un jambières de fer" calcext:value-type="string">
            <text:p>C'est un jambières de fer</text:p>
          </table:table-cell>
          <table:table-cell office:value-type="float" office:value="1" calcext:value-type="float">
            <text:p>1</text:p>
          </table:table-cell>
          <table:table-cell table:formula="of:=([.X6]*10) + RANDBETWEEN(1;7) *2" office:value-type="float" office:value="6" calcext:value-type="float">
            <text:p>6</text:p>
          </table:table-cell>
          <table:table-cell table:formula="of:=ROUND(([.D6])/2)" office:value-type="float" office:value="3" calcext:value-type="float">
            <text:p>3</text:p>
          </table:table-cell>
        </table:table-row>
      </table:table>
      <table:table table:name="Divers" table:style-name="ta1">
        <table:table-column table:style-name="co9" table:default-cell-style-name="ce2"/>
        <table:table-column table:style-name="co8" table:default-cell-style-name="ce4"/>
        <table:table-column table:style-name="co8" table:default-cell-style-name="ce6"/>
        <table:table-column table:style-name="co8" table:default-cell-style-name="ce11"/>
        <table:table-column table:style-name="co8" table:default-cell-style-name="ce10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</table:table-row>
        <table:table-row table:style-name="ro5">
          <table:table-cell office:value-type="string" calcext:value-type="string">
            <text:p>Jeu de carte</text:p>
          </table:table-cell>
          <table:table-cell table:formula="of:=T(&quot;C'est un &quot;) &amp; LOWER([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2])/2)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Boucles d'oreilles</text:p>
          </table:table-cell>
          <table:table-cell table:formula="of:=T(&quot;C'est un &quot;) &amp; LOWER([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3])/2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rompettes</text:p>
          </table:table-cell>
          <table:table-cell table:formula="of:=T(&quot;C'est un &quot;) &amp; LOWER([.A4])" office:value-type="string" office:string-value="C'est un trompettes" calcext:value-type="string">
            <text:p>C'est un trompett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.D4])/2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ongue vue</text:p>
          </table:table-cell>
          <table:table-cell table:formula="of:=T(&quot;C'est un &quot;) &amp; LOWER([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.D5])/2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arafe</text:p>
          </table:table-cell>
          <table:table-cell table:formula="of:=T(&quot;C'est un &quot;) &amp; LOWER([.A6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6])/2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és</text:p>
          </table:table-cell>
          <table:table-cell table:formula="of:=T(&quot;C'est un &quot;) &amp; LOWER([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7])/2)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Verre en argent</text:p>
          </table:table-cell>
          <table:table-cell table:formula="of:=T(&quot;C'est un &quot;) &amp; LOWER([.A8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8])/2)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Livre de recettes</text:p>
          </table:table-cell>
          <table:table-cell table:formula="of:=T(&quot;C'est un &quot;) &amp; LOWER([.A9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9])/2)"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Bout de papier</text:p>
          </table:table-cell>
          <table:table-cell table:formula="of:=T(&quot;C'est un &quot;) &amp; LOWER([.A10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10])/2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oman</text:p>
          </table:table-cell>
          <table:table-cell table:formula="of:=T(&quot;C'est un &quot;) &amp; LOWER([.A11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11])/2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luche</text:p>
          </table:table-cell>
          <table:table-cell table:formula="of:=T(&quot;C'est un &quot;) &amp; LOWER([.A12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12])/2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Oreiller</text:p>
          </table:table-cell>
          <table:table-cell table:formula="of:=T(&quot;C'est un &quot;) &amp; LOWER([.A13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13])/2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lume</text:p>
          </table:table-cell>
          <table:table-cell table:formula="of:=T(&quot;C'est un &quot;) &amp; LOWER([.A14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14])/2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ncrier</text:p>
          </table:table-cell>
          <table:table-cell table:formula="of:=T(&quot;C'est un &quot;) &amp; LOWER([.A15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15])/2)"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Poupée vaudou</text:p>
          </table:table-cell>
          <table:table-cell table:formula="of:=T(&quot;C'est un &quot;) &amp; LOWER([.A16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16])/2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il</text:p>
          </table:table-cell>
          <table:table-cell table:formula="of:=T(&quot;C'est un &quot;) &amp; LOWER([.A17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17])/2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rle</text:p>
          </table:table-cell>
          <table:table-cell table:formula="of:=T(&quot;C'est un &quot;) &amp; LOWER([.A18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18])/2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oquillage</text:p>
          </table:table-cell>
          <table:table-cell table:formula="of:=T(&quot;C'est un &quot;) &amp; LOWER([.A19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19])/2)"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Collier de nouille</text:p>
          </table:table-cell>
          <table:table-cell table:formula="of:=T(&quot;C'est un &quot;) &amp; LOWER([.A20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20])/2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Luth</text:p>
          </table:table-cell>
          <table:table-cell table:formula="of:=T(&quot;C'est un &quot;) &amp; LOWER([.A21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21])/2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orde</text:p>
          </table:table-cell>
          <table:table-cell table:formula="of:=T(&quot;C'est un &quot;) &amp; LOWER([.A22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22])/2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ourchette</text:p>
          </table:table-cell>
          <table:table-cell table:formula="of:=T(&quot;C'est un &quot;) &amp; LOWER([.A23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23])/2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uillère</text:p>
          </table:table-cell>
          <table:table-cell table:formula="of:=T(&quot;C'est un &quot;) &amp; LOWER([.A24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24])/2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uzzle</text:p>
          </table:table-cell>
          <table:table-cell table:formula="of:=T(&quot;C'est un &quot;) &amp; LOWER([.A25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25])/2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ouche</text:p>
          </table:table-cell>
          <table:table-cell table:formula="of:=T(&quot;C'est un &quot;) &amp; LOWER([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26])/2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out de bois</text:p>
          </table:table-cell>
          <table:table-cell table:formula="of:=T(&quot;C'est un &quot;) &amp; LOWER([.A27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27])/2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llumettes</text:p>
          </table:table-cell>
          <table:table-cell table:formula="of:=T(&quot;C'est un &quot;) &amp; LOWER([.A28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28])/2)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Bougie fondue</text:p>
          </table:table-cell>
          <table:table-cell table:formula="of:=T(&quot;C'est un &quot;) &amp; LOWER([.A29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29])/2)"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Boutou de chemise</text:p>
          </table:table-cell>
          <table:table-cell table:formula="of:=T(&quot;C'est un &quot;) &amp; LOWER([.A30])" office:value-type="string" office:string-value="C'est un boutou de chemise" calcext:value-type="string">
            <text:p>C'est un boutou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30])/2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llumettes</text:p>
          </table:table-cell>
          <table:table-cell table:formula="of:=T(&quot;C'est un &quot;) &amp; LOWER([.A31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31])/2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2:44:52.3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3T12:50:32.713000000</dc:date>
    <meta:editing-duration>PT3H42M38S</meta:editing-duration>
    <meta:editing-cycles>29</meta:editing-cycles>
    <meta:generator>LibreOffice/5.0.6.3$Windows_x86 LibreOffice_project/490fc03b25318460cfc54456516ea2519c11d1aa</meta:generator>
    <meta:document-statistic meta:table-count="5" meta:cell-count="410" meta:object-count="0"/>
  </office:meta>
</office:document-meta>
</file>